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14.037cm" fo:min-width="40.457cm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46cm" fo:min-width="13.545cm" loext:decorative="false"/>
      <style:paragraph-properties style:writing-mode="lr-tb"/>
    </style:style>
    <style:style style:name="co1" style:family="table-column">
      <style:table-column-properties style:column-width="8.89cm" style:use-optimal-column-width="false"/>
    </style:style>
    <style:style style:name="co2" style:family="table-column">
      <style:table-column-properties style:column-width="8.891cm" style:use-optimal-column-width="false"/>
    </style:style>
    <style:style style:name="co3" style:family="table-column">
      <style:table-column-properties style:column-width="8.889cm" style:use-optimal-column-width="false"/>
    </style:style>
    <style:style style:name="co4" style:family="table-column">
      <style:table-column-properties style:column-width="8.892cm" style:use-optimal-column-width="false"/>
    </style:style>
    <style:style style:name="ro1" style:family="table-row">
      <style:table-row-properties style:row-height="1.467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paragraph-properties fo:text-align="center" fo:border="1.28pt solid #000000" style:text-autospace="none"/>
      <style:text-properties fo:font-size="32pt" fo:font-weight="bold" style:font-weight-asian="bold" style:font-weight-complex="bold"/>
    </style:style>
    <style:style style:name="ce2" style:family="table-cell">
      <style:paragraph-properties fo:text-align="center" fo:border="1.28pt solid #000000" style:text-autospace="none"/>
      <style:text-properties fo:font-size="32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text-autospace="none"/>
      <style:text-properties fo:font-size="32pt" fo:font-weight="bold" style:font-weight-asian="bold" style:font-weight-complex="bold"/>
    </style:style>
    <style:style style:name="P3" style:family="paragraph">
      <style:paragraph-properties fo:text-align="center" style:text-autospace="none"/>
      <style:text-properties fo:font-size="32pt"/>
    </style:style>
    <style:style style:name="P4" style:family="paragraph">
      <style:paragraph-properties fo:text-align="center"/>
      <style:text-properties fo:font-size="32pt"/>
    </style:style>
    <style:style style:name="P5" style:family="paragraph">
      <loext:graphic-properties draw:fill="none" draw:fill-color="#ffffff"/>
      <style:paragraph-properties fo:text-align="center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.957cm" svg:height="14.287cm" svg:x="-0.317cm" svg:y="-0.31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7.78cm" svg:height="10.268cm" svg:x="0.145cm" svg:y="0.1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ProductID</text:p>
              </table:table-cell>
              <table:table-cell>
                <text:p text:style-name="P2">PurchaseDate</text:p>
              </table:table-cell>
            </table:table-row>
            <table:table-row table:style-name="ro1" table:default-cell-style-name="ce2">
              <table:table-cell>
                <text:p text:style-name="P3">111</text:p>
              </table:table-cell>
              <table:table-cell>
                <text:p text:style-name="P3">2023-12-15</text:p>
              </table:table-cell>
            </table:table-row>
            <table:table-row table:style-name="ro1" table:default-cell-style-name="ce2">
              <table:table-cell>
                <text:p text:style-name="P3">111</text:p>
              </table:table-cell>
              <table:table-cell>
                <text:p text:style-name="P3">2023-03-27</text:p>
              </table:table-cell>
            </table:table-row>
            <table:table-row table:style-name="ro1" table:default-cell-style-name="ce2">
              <table:table-cell>
                <text:p text:style-name="P3">111</text:p>
              </table:table-cell>
              <table:table-cell>
                <text:p text:style-name="P3">2023-03-30</text:p>
              </table:table-cell>
            </table:table-row>
            <table:table-row table:style-name="ro1" table:default-cell-style-name="ce2">
              <table:table-cell>
                <text:p text:style-name="P3">333</text:p>
              </table:table-cell>
              <table:table-cell>
                <text:p text:style-name="P3">2023-03-13</text:p>
              </table:table-cell>
            </table:table-row>
            <table:table-row table:style-name="ro1" table:default-cell-style-name="ce2">
              <table:table-cell>
                <text:p text:style-name="P3">999</text:p>
              </table:table-cell>
              <table:table-cell>
                <text:p text:style-name="P3">2023-07-14</text:p>
              </table:table-cell>
            </table:table-row>
            <table:table-row table:style-name="ro1" table:default-cell-style-name="ce2">
              <table:table-cell>
                <text:p text:style-name="P3">999</text:p>
              </table:table-cell>
              <table:table-cell>
                <text:p text:style-name="P3">2023-01-3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7.78cm" svg:height="10.268cm" svg:x="22.755cm" svg:y="0.0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ProductID</text:p>
              </table:table-cell>
              <table:table-cell>
                <text:p text:style-name="P2">PurchaseDate</text:p>
              </table:table-cell>
            </table:table-row>
            <table:table-row table:style-name="ro1" table:default-cell-style-name="ce2">
              <table:table-cell>
                <text:p text:style-name="P3">999</text:p>
              </table:table-cell>
              <table:table-cell>
                <text:p text:style-name="P3">2023-01-30</text:p>
              </table:table-cell>
            </table:table-row>
            <table:table-row table:style-name="ro1" table:default-cell-style-name="ce2">
              <table:table-cell>
                <text:p text:style-name="P3">333</text:p>
              </table:table-cell>
              <table:table-cell>
                <text:p text:style-name="P3">2023-03-13</text:p>
              </table:table-cell>
            </table:table-row>
            <table:table-row table:style-name="ro1" table:default-cell-style-name="ce2">
              <table:table-cell>
                <text:p text:style-name="P3">111</text:p>
              </table:table-cell>
              <table:table-cell>
                <text:p text:style-name="P3">2023-03-27</text:p>
              </table:table-cell>
            </table:table-row>
            <table:table-row table:style-name="ro1" table:default-cell-style-name="ce2">
              <table:table-cell>
                <text:p text:style-name="P3">111</text:p>
              </table:table-cell>
              <table:table-cell>
                <text:p text:style-name="P3">2023-03-30</text:p>
              </table:table-cell>
            </table:table-row>
            <table:table-row table:style-name="ro1" table:default-cell-style-name="ce2">
              <table:table-cell>
                <text:p text:style-name="P3">999</text:p>
              </table:table-cell>
              <table:table-cell>
                <text:p text:style-name="P3">2023-07-14</text:p>
              </table:table-cell>
            </table:table-row>
            <table:table-row table:style-name="ro2" table:default-cell-style-name="ce2">
              <table:table-cell>
                <text:p text:style-name="P3">111</text:p>
              </table:table-cell>
              <table:table-cell>
                <text:p text:style-name="P3">2023-12-1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11.43cm" svg:height="2.783cm" svg:x="3.157cm" svg:y="11.017cm">
          <draw:text-box>
            <text:p text:style-name="P4">Projection 1</text:p>
            <text:p text:style-name="P4">Sorted by ProductID</text:p>
          </draw:text-box>
        </draw:frame>
        <draw:frame draw:style-name="gr4" draw:text-style-name="P5" draw:layer="layout" svg:width="15.24cm" svg:height="2.783cm" svg:x="23.495cm" svg:y="10.942cm">
          <draw:text-box>
            <text:p text:style-name="P4">Projection 2</text:p>
            <text:p text:style-name="P4">Sorted by PurchaseDa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40.6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4.1$Linux_X86_64 LibreOffice_project/60$Build-1</meta:generator>
    <dc:date>2024-02-20T20:58:05.628172557</dc:date>
    <meta:editing-duration>PT1H12M2S</meta:editing-duration>
    <meta:editing-cycles>8</meta:editing-cycles>
    <meta:document-statistic meta:object-count="5"/>
  </office:meta>
</office:document-meta>
</file>